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Courier New" fo:language="ru" fo:country="RU" fo:font-weight="bold" style:font-weight-asian="bold" style:font-name-complex="Courier New"/>
    </style:style>
    <style:style style:name="P3" style:family="paragraph" style:parent-style-name="Standard">
      <style:paragraph-properties fo:text-align="center" style:justify-single-word="false"/>
      <style:text-properties style:font-name="Courier New" fo:language="ru" fo:country="RU" fo:font-weight="bold" style:font-weight-asian="bold" style:font-name-complex="Courier New"/>
    </style:style>
    <style:style style:name="P4" style:family="paragraph" style:parent-style-name="Standard">
      <style:text-properties style:font-name="Courier New" fo:language="ru" fo:country="RU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language="ru" fo:country="RU" style:font-name-complex="Courier New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style:font-name="Courier New" fo:language="ru" fo:country="RU" style:font-name-complex="Courier New"/>
    </style:style>
    <style:style style:name="P8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Courier New" fo:language="ru" fo:country="RU" style:font-name-complex="Courier New"/>
    </style:style>
    <style:style style:name="P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Courier New" fo:language="ru" fo:country="RU" fo:font-weight="bold" style:font-weight-asian="bold" style:font-name-complex="Courier New"/>
    </style:style>
    <style:style style:name="P10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Courier New" fo:font-size="9pt" fo:language="ru" fo:country="RU" fo:font-weight="bold" style:font-size-asian="9pt" style:font-weight-asian="bold" style:font-name-complex="Courier New" style:font-size-complex="9pt"/>
    </style:style>
    <style:style style:name="P11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12" style:family="paragraph" style:parent-style-name="Standard" style:list-style-name="WW8Num17">
      <style:paragraph-properties fo:margin-left="0.4055in" fo:margin-right="0in" fo:margin-top="0.0835in" fo:margin-bottom="0in" loext:contextual-spacing="false" fo:text-align="justify" style:justify-single-word="false" fo:text-indent="-0.1575in" style:auto-text-indent="false">
        <style:tab-stops>
          <style:tab-stop style:position="0.6252in"/>
        </style:tab-stops>
      </style:paragraph-properties>
      <style:text-properties style:font-name="Courier New" fo:language="ru" fo:country="RU" style:font-name-complex="Courier New"/>
    </style:style>
    <style:style style:name="P1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 fo:font-weight="bold" style:font-weight-asian="bold" style:font-name-complex="Courier New"/>
    </style:style>
    <style:style style:name="T3" style:family="text">
      <style:text-properties style:font-name="Courier New" fo:language="ru" fo:country="RU" fo:font-weight="bold" style:font-weight-asian="bold" style:font-name-complex="Courier New"/>
    </style:style>
    <style:style style:name="T4" style:family="text">
      <style:text-properties style:font-name="Courier New" fo:language="ru" fo:country="RU" style:font-name-complex="Courier New"/>
    </style:style>
    <style:style style:name="T5" style:family="text">
      <style:text-properties style:font-name="Courier New" style:font-name-complex="Courier New"/>
    </style:style>
    <style:style style:name="T6" style:family="text">
      <style:text-properties fo:language="ru" fo:country="RU"/>
    </style:style>
    <style:style style:name="T7" style:family="text">
      <style:text-properties fo:font-size="9pt" fo:font-weight="bold" style:font-size-asian="9pt" style:font-weight-asian="bold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3">Задание 6</text:span></text:p>
      <text:p text:style-name="P1"><text:span text:style-name="T2">Java</text:span><text:span text:style-name="T3">: консольные приложения (</text:span><text:span text:style-name="T2">1</text:span><text:span text:style-name="T3"> неделя)</text:span></text:p>
      <text:p text:style-name="P2"/>
      <text:p text:style-name="P3"/>
      <text:p text:style-name="P5">Программа выводит параметры командной строки.</text:p>
      <text:p text:style-name="P4"/>
      <text:p text:style-name="Standard">public class Primer {</text:p>
      <text:p text:style-name="Standard"><text:tab/>public static void main(String[] args) {</text:p>
      <text:p text:style-name="Standard"><text:tab/><text:tab/>for (int i=0; i&lt;args.length; ++ i)</text:p>
      <text:p text:style-name="Standard"><text:tab/><text:tab/><text:tab/>System.out.println("N " + i + " = " + args[i]);</text:p>
      <text:p text:style-name="Standard"><text:tab/><text:span text:style-name="T6">}</text:span></text:p>
      <text:p text:style-name="P6">}</text:p>
      <text:p text:style-name="P5"/>
      <text:p text:style-name="P8"/>
      <text:p text:style-name="P11"><text:span text:style-name="T4">В индивидуальных заданиях входные данные задаются как параметры командной строки. </text:span></text:p>
      <text:p text:style-name="P11"><text:span text:style-name="T3">При работе со строками использовать классы </text:span><text:span text:style-name="T2">StringBuffer</text:span><text:span text:style-name="T3"> или </text:span><text:span text:style-name="T2">StringBuilder</text:span><text:span text:style-name="T4">. Если нужно разбивать строку на элементы, использовать класс </text:span><text:span text:style-name="T5">StringTokenizer.</text:span></text:p>
      <text:p text:style-name="P7"/>
      <text:p text:style-name="P9">Индивидуальные задания </text:p>
      <text:p text:style-name="P10">(вариант выбирается по порядковому номеру в списке)</text:p>
      <text:list xml:id="list1880293046901174342" text:style-name="WW8Num17">
        <text:list-item>
          <text:p text:style-name="P12">Из заданной строки исключить символы, расположенные между круглыми скобками. Сами скобки тоже должны быть исключены. Если внутри скобок есть другие скобки, то символы не исключать.</text:p>
        </text:list-item>
        <text:list-item>
          <text:p text:style-name="P12">Из заданной строки удалить из каждой группы идущих подряд цифр, в которой более двух цифр и которой предшествует точка, все цифры, начиная с третьей.</text:p>
        </text:list-item>
        <text:list-item>
          <text:p text:style-name="P12">Из заданной строки удалить из каждой группы идущих подряд цифр, которой не предшествует точка, все начальные нули.</text:p>
        </text:list-item>
        <text:list-item>
          <text:p text:style-name="P12">В заданной строке заменить подряд идущие одинаковые символы на символ и количество (вваааеееее-&gt;в2а3е5).</text:p>
        </text:list-item>
        <text:list-item>
          <text:p text:style-name="P12">Найти подстроку наибольшей длины из одинаковых символов.</text:p>
        </text:list-item>
        <text:list-item>
          <text:p text:style-name="P12">Строка представляет собой арифметическое выражение, состоящее из переменной X, целых констант, +, -, *, /. Вычислить значение выражения при заданном <text:s/>X.</text:p>
        </text:list-item>
        <text:list-item>
          <text:p text:style-name="P12">Строка представляет собой арифметическое выражение, состоящее из целых констант, +, -, *, /, (, ). Вычислить значение выражения.</text:p>
        </text:list-item>
        <text:list-item>
          <text:p text:style-name="P12">Строка представляет собой группы символов (слова), разделенные пробелами. Удалить все однобуквенные слова и лишние пробелы (лидирующие, заключительные, между словами).</text:p>
        </text:list-item>
        <text:list-item>
          <text:p text:style-name="P12">Для двух заданных строк найти общую подстроку наибольшей длины.</text:p>
        </text:list-item>
        <text:list-item>
          <text:p text:style-name="P12">Для заданной строки построить таблицу частот символов.</text:p>
        </text:list-item>
        <text:list-item>
          <text:p text:style-name="P12">Из заданной строки исключить символы, расположенные между круглыми скобками. Сами скобки тоже должны быть исключены. <text:soft-page-break/>Если внутри скобок есть другие скобки, то символы исключать только из скобок наибольшей вложенности.</text:p>
        </text:list-item>
        <text:list-item>
          <text:p text:style-name="P12">Дано натуральное число n (n&lt;=1000). Записать это число русскими словами.</text:p>
        </text:list-item>
        <text:list-item>
          <text:p text:style-name="P12">Дана строка – группы символов, разделенных пробелами (одним или несколькими). В тех словах, которые оканчиваются сочетанием букв ing, заменить это окончание на 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language="ru" fo:country="RU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исходники_20__28_отступ_20_снизу_29_" style:display-name="исходники (отступ снизу)" style:family="paragraph" style:parent-style-name="Standard">
      <style:paragraph-properties fo:margin-top="0in" fo:margin-bottom="0.0835in" loext:contextual-spacing="false"/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language="ru" fo:country="RU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/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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48in" fo:text-indent="-0.222in" fo:margin-left="0.972in"/>
        </style:list-level-properties>
      </text:list-level-style-number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">
        <style:list-level-properties text:list-level-position-and-space-mode="label-alignment">
          <style:list-level-label-alignment text:label-followed-by="listtab" text:list-tab-stop-position="0.6437in" fo:text-indent="-0.1965in" fo:margin-left="0.6437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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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Courier New'" style:font-family-generic="modern" style:font-pitch="fixed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">
        <style:list-level-properties text:list-level-position-and-space-mode="label-alignment">
          <style:list-level-label-alignment text:label-followed-by="listtab" text:list-tab-stop-position="0.6437in" fo:text-indent="-0.1965in" fo:margin-left="0.64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">
        <style:list-level-properties text:list-level-position-and-space-mode="label-alignment">
          <style:list-level-label-alignment text:label-followed-by="listtab" text:list-tab-stop-position="0.8409in" fo:text-indent="-0.3937in" fo:margin-left="0.8409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552in" fo:text-indent="-0.302in" fo:margin-left="0.552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043in" fo:text-indent="-0.3543in" fo:margin-left="0.6043in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1575in" fo:text-indent="-0.1555in" fo:margin-left="0.405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7398in" fo:text-indent="-0.4898in" fo:margin-left="0.7398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626in" fo:text-indent="-0.3126in" fo:margin-left="0.5626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5728in" fo:text-indent="-0.3228in" fo:margin-left="0.5728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5626in" fo:text-indent="-0.3126in" fo:margin-left="0.5626in"/>
        </style:list-level-properties>
      </text:list-level-style-number>
      <text:list-level-style-number text:level="2" text:style-name="WW8Num14z0" style:num-suffix=")" style:num-format="1">
        <style:list-level-properties text:list-level-position-and-space-mode="label-alignment">
          <style:list-level-label-alignment text:label-followed-by="listtab" text:list-tab-stop-position="1.052in" fo:text-indent="-0.302in" fo:margin-left="1.052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626in" fo:text-indent="-0.3126in" fo:margin-left="0.5626in"/>
        </style:list-level-properties>
      </text:list-level-style-number>
      <text:list-level-style-number text:level="2" text:style-name="WW8Num15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3" text:style-name="WW8Num15z0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4" text:style-name="WW8Num15z0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5" text:style-name="WW8Num15z0" style:num-suffix="." style:num-format="1" text:display-levels="5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6" text:style-name="WW8Num15z0" style:num-suffix="." style:num-format="1" text:display-levels="6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7" text:style-name="WW8Num15z0" style:num-suffix="." style:num-format="1" text:display-levels="7">
        <style:list-level-properties text:list-level-position-and-space-mode="label-alignment">
          <style:list-level-label-alignment text:label-followed-by="listtab" text:list-tab-stop-position="1.75in" fo:text-indent="-1.5in" fo:margin-left="1.75in"/>
        </style:list-level-properties>
      </text:list-level-style-number>
      <text:list-level-style-number text:level="8" text:style-name="WW8Num15z0" style:num-suffix="." style:num-format="1" text:display-levels="8">
        <style:list-level-properties text:list-level-position-and-space-mode="label-alignment">
          <style:list-level-label-alignment text:label-followed-by="listtab" text:list-tab-stop-position="2in" fo:text-indent="-1.75in" fo:margin-left="2in"/>
        </style:list-level-properties>
      </text:list-level-style-number>
      <text:list-level-style-number text:level="9" text:style-name="WW8Num15z0" style:num-suffix="." style:num-format="1" text:display-levels="9">
        <style:list-level-properties text:list-level-position-and-space-mode="label-alignment">
          <style:list-level-label-alignment text:label-followed-by="listtab" text:list-tab-stop-position="2.25in" fo:text-indent="-2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4917in" fo:text-indent="-0.1555in" fo:margin-left="0.405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5626in" fo:text-indent="-0.3126in" fo:margin-left="0.5626in"/>
        </style:list-level-properties>
      </text:list-level-style-number>
      <text:list-level-style-bullet text:level="2" text:style-name="WW8Num18z1" style:num-suffix="." text:bullet-char="">
        <style:list-level-properties text:list-level-position-and-space-mode="label-alignment">
          <style:list-level-label-alignment text:label-followed-by="listtab" text:list-tab-stop-position="1.1437in" fo:text-indent="-0.3937in" fo:margin-left="1.1437in"/>
        </style:list-level-properties>
        <style:text-properties style:font-name="Symbol"/>
      </text:list-level-style-bullet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граммирование, 2 курс</dc:title>
    <meta:initial-creator>кафедра МО ЭВМ</meta:initial-creator>
    <meta:creation-date>2016-10-12T09:51:00</meta:creation-date>
    <dc:creator>sakovich</dc:creator>
    <dc:date>2016-10-12T09:51:00</dc:date>
    <meta:editing-cycles>2</meta:editing-cycles>
    <meta:editing-duration>PT1M</meta:editing-duration>
    <meta:document-statistic meta:table-count="0" meta:image-count="0" meta:object-count="0" meta:page-count="2" meta:paragraph-count="26" meta:word-count="311" meta:character-count="2199" meta:non-whitespace-character-count="1916"/>
    <meta:generator>LibreOffice/5.1.4.2$Linux_X86_64 LibreOffice_project/10m0$Build-2</meta:generator>
  </office:meta>
</office:document-meta>
</file>